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869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f09" officeooo:paragraph-rsid="00169f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9cc" officeooo:paragraph-rsid="001869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40a" officeooo:paragraph-rsid="00169f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705" officeooo:paragraph-rsid="0025d7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f09" officeooo:paragraph-rsid="00169f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69f09"/>
    </style:style>
    <style:style style:name="T5" style:family="text">
      <style:text-properties officeooo:rsid="001869cc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9f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d70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officeooo:rsid="0025d7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7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8"><text:span text:style-name="T6">Numéro :</text:span><text:span text:style-name="T7"> </text:span><text:span text:style-name="T8">cas F-</text:span><text:span text:style-name="T9">C-5</text:span></text:p>
                </table:table-cell>
              </table:table-row>
              <table:table-row>
                <table:table-cell table:style-name="Tableau2.A2" office:value-type="string">
                  <text:p text:style-name="P1">Nom : <text:span text:style-name="T4">Consulter les favoris/les commentaires laissés/les recettes postées</text:span></text:p>
                </table:table-cell>
              </table:table-row>
              <table:table-row>
                <table:table-cell table:style-name="Tableau2.A2" office:value-type="string">
                  <text:p text:style-name="P1">Acteurs : <text:span text:style-name="T10">Membres inscrits</text:span></text:p>
                </table:table-cell>
              </table:table-row>
              <table:table-row>
                <table:table-cell table:style-name="Tableau2.A2" office:value-type="string">
                  <text:p text:style-name="P1">Description succincte : <text:span text:style-name="T4">navigation dans l’espace perso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4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 <text:span text:style-name="T4">01/11/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10">membre inscrit et loggé</text:span></text:p>
                </table:table-cell>
              </table:table-row>
              <table:table-row>
                <table:table-cell table:style-name="Tableau2.A2" office:value-type="string">
                  <text:p text:style-name="P1">Démarrage : <text:span text:style-name="T4">arrivée dans l’espace perso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5">1. Le système affiche <text:span text:style-name="T10">l’espace perso</text:span></text:p>
                  <text:p text:style-name="P5">2. Le <text:span text:style-name="T10">membre</text:span> sélectionne « <text:span text:style-name="T10">mes favoris »,« mes commentaires de recettes » ou « mes recettes postées »</text:span></text:p>
                  <text:p text:style-name="P5">3. Le système affiche l<text:span text:style-name="T10">a liste demandée</text:span></text:p>
                  <text:p text:style-name="P11">4. Le membre sélectionne un élément de la liste</text:p>
                  <text:p text:style-name="P11">5. Le système affiche le commentaire ou le favori, etc demandé</text:p>
                  <text:p text:style-name="P5"><text:span text:style-name="T10">6.</text:span> Le <text:span text:style-name="T10">membre</text:span> retourne à l’<text:span text:style-name="T10">accueil de l’espace perso</text:span> → retour à 1</text:p>
                  <text:p text:style-name="P5"><text:span text:style-name="T5">ou 7</text:span>. Le <text:span text:style-name="T10">membre</text:span> quitte cette partie du site ou le site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11">4a. : Le membre ne navigue pas plus avant → retourne à 1 ou quitte</text:p>
                  <text:p text:style-name="P11">6a. Le membre désire modifier ou supprimer l’élément → voir cas correspondant</text:p>
                  <text:p text:style-name="P9"/>
                </table:table-cell>
              </table:table-row>
              <table:table-row>
                <table:table-cell table:style-name="Tableau3.A2" office:value-type="string">
                  <text:p text:style-name="P2">S<text:span text:style-name="T3">cénarios d’exception : non affichage d’une page temporairement indisponible : </text:span></text:p>
                  <text:p text:style-name="P6">3a. message d’excuse et redirection vers l’<text:span text:style-name="T10">accueil espace perso</text:span></text:p>
                </table:table-cell>
              </table:table-row>
              <table:table-row>
                <table:table-cell table:style-name="Tableau3.A2" office:value-type="string">
                  <text:p text:style-name="P1">Fin : <text:span text:style-name="T5">Le visiteur ferme la page ou poursuit sa navigation dans une autre partie du site.</text:span></text:p>
                </table:table-cell>
              </table:table-row>
              <table:table-row>
                <table:table-cell table:style-name="Tableau3.A2" office:value-type="string">
                  <text:p text:style-name="P1">Post conditions : <text:span text:style-name="T5">aucun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4"/>
                </table:table-cell>
              </table:table-row>
              <table:table-row>
                <table:table-cell table:style-name="Tableau4.A2" office:value-type="string">
                  <text:p text:style-name="P3">P<text:span text:style-name="T2">erformance attendue : chargement maximum 1 seconde sur tous supports</text:span></text:p>
                </table:table-cell>
              </table:table-row>
              <table:table-row>
                <table:table-cell table:style-name="Tableau4.A2" office:value-type="string">
                  <text:p text:style-name="P3"/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7:31:12.136000000</meta:creation-date>
    <meta:generator>LibreOffice/6.2.7.1$Windows_X86_64 LibreOffice_project/23edc44b61b830b7d749943e020e96f5a7df63bf</meta:generator>
    <dc:date>2019-11-11T16:24:16.623000000</dc:date>
    <meta:editing-duration>PT1H16S</meta:editing-duration>
    <meta:editing-cycles>16</meta:editing-cycles>
    <meta:document-statistic meta:table-count="4" meta:image-count="0" meta:object-count="0" meta:page-count="1" meta:paragraph-count="27" meta:word-count="207" meta:character-count="1250" meta:non-whitespace-character-count="1069"/>
  </office:meta>
</office:document-meta>
</file>